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<text:line-break/>Module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1.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stelle einen Boot Chart des letzten Boot-Vorgangs</text:p>
              </text:list-item>
              <text:list-item>
                <text:p>Tipp: <text:span text:style-name="T1">systemd-analyz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1.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einen zusätzlichen Dienst auf dem System (z.B. MariaDB)</text:p>
              </text:list-item>
              <text:list-item>
                <text:p>Aktiviere den zusätzlichen Dienst, so dass er automatisch geladen wird</text:p>
              </text:list-item>
              <text:list-item>
                <text:p>Starte das System neu und erstelle einen weiteren Boot Chart</text:p>
              </text:list-item>
              <text:list-item>
                <text:p>Vergleiche die beiden Boot Cha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gabenstellung 1001.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iere eine Liste der Abhängigkeiten des Dienstes „httpd“</text:p>
              </text:list-item>
              <text:list-item>
                <text:p>Tipp: <text:span text:style-name="T1">man systemct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1.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 Script, welches ein File in /root erstellt (<text:span text:style-name="T1">touch /root/touched_file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1.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 Bash Script, welches eine Kopie von /etc/passwd mit einem Timestamp im Namen unter /root/analysis/ ablegt</text:p>
              </text:list-item>
              <text:list-item>
                <text:p>Erstelle ein Service Unit File, welches das besagte Script aufruft<text:line-break/>Tipp: siehe /lib/systemd/system/httpd.service</text:p>
              </text:list-item>
              <text:list-item>
                <text:p>Erstelle ein Timer Unit File, welches das Script jede Minute aufru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1T19:55:30.852523744</dc:date>
    <dc:creator>Nicolas Christener</dc:creator>
    <meta:editing-duration>PT1H10M58S</meta:editing-duration>
    <meta:editing-cycles>15</meta:editing-cycles>
    <meta:generator>LibreOffice/5.2.0.4$Linux_X86_64 LibreOffice_project/20m0$Build-4</meta:generator>
    <meta:document-statistic meta:object-count="49"/>
    <meta:user-defined meta:name="Modul_Area">SSA</meta:user-defined>
    <meta:user-defined meta:name="Modul_ID">1001</meta:user-defined>
    <meta:user-defined meta:name="Modul_Name">systemd</meta:user-defined>
  </office:meta>
</office:document-meta>
</file>